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chive set- upto 100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TDDD</text:p>
          </table:table-cell>
          <table:table-cell table:number-columns-repeated="2"/>
          <table:table-cell office:value-type="string" calcext:value-type="string">
            <text:p>Last Week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28147012281" calcext:value-type="float">
            <text:p>222.9281470123</text:p>
          </table:table-cell>
          <table:table-cell office:value-type="float" office:value="0.950164092207011" calcext:value-type="float">
            <text:p>0.95016409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8125537770462" calcext:value-type="float">
            <text:p>49.812553777</text:p>
          </table:table-cell>
          <table:table-cell office:value-type="float" office:value="0.968442329637645" calcext:value-type="float">
            <text:p>0.96844232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4.129028508978" calcext:value-type="float">
            <text:p>194.129028509</text:p>
          </table:table-cell>
          <table:table-cell office:value-type="float" office:value="0.922282064326644" calcext:value-type="float">
            <text:p>0.92228206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158807029896" calcext:value-type="float">
            <text:p>112.1588070299</text:p>
          </table:table-cell>
          <table:table-cell office:value-type="float" office:value="0.955476703341084" calcext:value-type="float">
            <text:p>0.9554767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00982660863" calcext:value-type="float">
            <text:p>342.7009826609</text:p>
          </table:table-cell>
          <table:table-cell office:value-type="float" office:value="0.944747310646308" calcext:value-type="float">
            <text:p>0.94474731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431160753076" calcext:value-type="float">
            <text:p>74.9431160753</text:p>
          </table:table-cell>
          <table:table-cell office:value-type="float" office:value="0.963246807365758" calcext:value-type="float">
            <text:p>0.96324680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0.674924668672" calcext:value-type="float">
            <text:p>300.6749246687</text:p>
          </table:table-cell>
          <table:table-cell office:value-type="float" office:value="0.884231083029465" calcext:value-type="float">
            <text:p>0.8842310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704756775552" calcext:value-type="float">
            <text:p>171.7047567756</text:p>
          </table:table-cell>
          <table:table-cell office:value-type="float" office:value="0.949723471006096" calcext:value-type="float">
            <text:p>0.949723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67230393672" calcext:value-type="float">
            <text:p>490.5672303937</text:p>
          </table:table-cell>
          <table:table-cell office:value-type="float" office:value="0.94064758922006" calcext:value-type="float">
            <text:p>0.94064758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34348239277" calcext:value-type="float">
            <text:p>100.9343482393</text:p>
          </table:table-cell>
          <table:table-cell office:value-type="float" office:value="0.959455628131328" calcext:value-type="float">
            <text:p>0.95945562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5.030326858069" calcext:value-type="float">
            <text:p>395.0303268581</text:p>
          </table:table-cell>
          <table:table-cell office:value-type="float" office:value="0.904600307604437" calcext:value-type="float">
            <text:p>0.90460030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2.832994811619" calcext:value-type="float">
            <text:p>222.8329948116</text:p>
          </table:table-cell>
          <table:table-cell office:value-type="float" office:value="0.94615491211937" calcext:value-type="float">
            <text:p>0.9461549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555224849473" calcext:value-type="float">
            <text:p>620.5552248495</text:p>
          </table:table-cell>
          <table:table-cell office:value-type="float" office:value="0.937984290634852" calcext:value-type="float">
            <text:p>0.937984290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50121577107" calcext:value-type="float">
            <text:p>122.7501215771</text:p>
          </table:table-cell>
          <table:table-cell office:value-type="float" office:value="0.95640584712627" calcext:value-type="float">
            <text:p>0.95640584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4.650825678678" calcext:value-type="float">
            <text:p>514.6508256787</text:p>
          </table:table-cell>
          <table:table-cell office:value-type="float" office:value="0.850750508365465" calcext:value-type="float">
            <text:p>0.850750508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540572819176" calcext:value-type="float">
            <text:p>334.5405728192</text:p>
          </table:table-cell>
          <table:table-cell office:value-type="float" office:value="0.943628746804566" calcext:value-type="float">
            <text:p>0.94362874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7.560587301382" calcext:value-type="float">
            <text:p>737.5605873014</text:p>
          </table:table-cell>
          <table:table-cell office:value-type="float" office:value="0.936314925220417" calcext:value-type="float">
            <text:p>0.93631492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201709498503" calcext:value-type="float">
            <text:p>144.2017094985</text:p>
          </table:table-cell>
          <table:table-cell office:value-type="float" office:value="0.953902093076461" calcext:value-type="float">
            <text:p>0.95390209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7.863257381516" calcext:value-type="float">
            <text:p>637.8632573815</text:p>
          </table:table-cell>
          <table:table-cell office:value-type="float" office:value="0.875342672207609" calcext:value-type="float">
            <text:p>0.87534267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439853442948" calcext:value-type="float">
            <text:p>410.4398534429</text:p>
          </table:table-cell>
          <table:table-cell office:value-type="float" office:value="0.93959744586488" calcext:value-type="float">
            <text:p>0.93959744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3.110205819255" calcext:value-type="float">
            <text:p>883.1102058193</text:p>
          </table:table-cell>
          <table:table-cell office:value-type="float" office:value="0.934432816912975" calcext:value-type="float">
            <text:p>0.934432816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69645255044" calcext:value-type="float">
            <text:p>167.469645255</text:p>
          </table:table-cell>
          <table:table-cell office:value-type="float" office:value="0.951838730914731" calcext:value-type="float">
            <text:p>0.951838730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21.346150607308" calcext:value-type="float">
            <text:p>721.3461506073</text:p>
          </table:table-cell>
          <table:table-cell office:value-type="float" office:value="0.863947903400657" calcext:value-type="float">
            <text:p>0.863947903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5.663397879343" calcext:value-type="float">
            <text:p>455.6633978793</text:p>
          </table:table-cell>
          <table:table-cell office:value-type="float" office:value="0.936486365004587" calcext:value-type="float">
            <text:p>0.9364863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6.80100730753" calcext:value-type="float">
            <text:p>1076.8010073075</text:p>
          </table:table-cell>
          <table:table-cell office:value-type="float" office:value="0.932111489984783" calcext:value-type="float">
            <text:p>0.9321114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00020535377" calcext:value-type="float">
            <text:p>191.0000205354</text:p>
          </table:table-cell>
          <table:table-cell office:value-type="float" office:value="0.950170140998868" calcext:value-type="float">
            <text:p>0.95017014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69.109514292017" calcext:value-type="float">
            <text:p>869.109514292</text:p>
          </table:table-cell>
          <table:table-cell office:value-type="float" office:value="0.879400792748861" calcext:value-type="float">
            <text:p>0.879400792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7.043491550801" calcext:value-type="float">
            <text:p>617.0434915508</text:p>
          </table:table-cell>
          <table:table-cell office:value-type="float" office:value="0.937302026701613" calcext:value-type="float">
            <text:p>0.93730202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90917759363" calcext:value-type="float">
            <text:p>1242.9091775936</text:p>
          </table:table-cell>
          <table:table-cell office:value-type="float" office:value="0.924396106121342" calcext:value-type="float">
            <text:p>0.924396106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04735379567" calcext:value-type="float">
            <text:p>212.7047353796</text:p>
          </table:table-cell>
          <table:table-cell office:value-type="float" office:value="0.948534887555781" calcext:value-type="float">
            <text:p>0.948534887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1.643340594316" calcext:value-type="float">
            <text:p>871.6433405943</text:p>
          </table:table-cell>
          <table:table-cell office:value-type="float" office:value="0.872769095490917" calcext:value-type="float">
            <text:p>0.872769095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841274889092" calcext:value-type="float">
            <text:p>507.8412748891</text:p>
          </table:table-cell>
          <table:table-cell office:value-type="float" office:value="0.936240359970153" calcext:value-type="float">
            <text:p>0.936240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9.18258293768" calcext:value-type="float">
            <text:p>1359.1825829377</text:p>
          </table:table-cell>
          <table:table-cell office:value-type="float" office:value="0.923305933520982" calcext:value-type="float">
            <text:p>0.92330593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461032319301" calcext:value-type="float">
            <text:p>236.4610323193</text:p>
          </table:table-cell>
          <table:table-cell office:value-type="float" office:value="0.947267660051939" calcext:value-type="float">
            <text:p>0.94726766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6.23704141323" calcext:value-type="float">
            <text:p>1036.2370414132</text:p>
          </table:table-cell>
          <table:table-cell office:value-type="float" office:value="0.812875123783547" calcext:value-type="float">
            <text:p>0.81287512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2.849230071171" calcext:value-type="float">
            <text:p>732.8492300712</text:p>
          </table:table-cell>
          <table:table-cell office:value-type="float" office:value="0.936405381272814" calcext:value-type="float">
            <text:p>0.93640538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8.75582969345" calcext:value-type="float">
            <text:p>1488.7558296935</text:p>
          </table:table-cell>
          <table:table-cell office:value-type="float" office:value="0.921811593352024" calcext:value-type="float">
            <text:p>0.921811593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8.989298869935" calcext:value-type="float">
            <text:p>258.9892988699</text:p>
          </table:table-cell>
          <table:table-cell office:value-type="float" office:value="0.946087537478214" calcext:value-type="float">
            <text:p>0.946087537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48.91885328761" calcext:value-type="float">
            <text:p>1148.9188532876</text:p>
          </table:table-cell>
          <table:table-cell office:value-type="float" office:value="0.834844756324688" calcext:value-type="float">
            <text:p>0.834844756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104624106432" calcext:value-type="float">
            <text:p>677.1046241064</text:p>
          </table:table-cell>
          <table:table-cell office:value-type="float" office:value="0.932984149275425" calcext:value-type="float">
            <text:p>0.93298414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3.80021932703" calcext:value-type="float">
            <text:p>1613.800219327</text:p>
          </table:table-cell>
          <table:table-cell office:value-type="float" office:value="0.920469508347433" calcext:value-type="float">
            <text:p>0.92046950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779967138261" calcext:value-type="float">
            <text:p>278.7799671383</text:p>
          </table:table-cell>
          <table:table-cell office:value-type="float" office:value="0.945187041465068" calcext:value-type="float">
            <text:p>0.94518704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14.31786225745" calcext:value-type="float">
            <text:p>1314.3178622575</text:p>
          </table:table-cell>
          <table:table-cell office:value-type="float" office:value="0.815859141037311" calcext:value-type="float">
            <text:p>0.81585914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68.241859546754" calcext:value-type="float">
            <text:p>968.2418595468</text:p>
          </table:table-cell>
          <table:table-cell office:value-type="float" office:value="0.931497664098097" calcext:value-type="float">
            <text:p>0.93149766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8.02805773251" calcext:value-type="float">
            <text:p>1738.0280577325</text:p>
          </table:table-cell>
          <table:table-cell office:value-type="float" office:value="0.919418322958424" calcext:value-type="float">
            <text:p>0.91941832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03324296527" calcext:value-type="float">
            <text:p>300.3033242965</text:p>
          </table:table-cell>
          <table:table-cell office:value-type="float" office:value="0.944271670293206" calcext:value-type="float">
            <text:p>0.944271670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2.35048181457" calcext:value-type="float">
            <text:p>1362.3504818146</text:p>
          </table:table-cell>
          <table:table-cell office:value-type="float" office:value="0.81743791595028" calcext:value-type="float">
            <text:p>0.8174379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14388742783" calcext:value-type="float">
            <text:p>769.1143887428</text:p>
          </table:table-cell>
          <table:table-cell office:value-type="float" office:value="0.933134308615669" calcext:value-type="float">
            <text:p>0.93313430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2.56545359921" calcext:value-type="float">
            <text:p>1832.5654535992</text:p>
          </table:table-cell>
          <table:table-cell office:value-type="float" office:value="0.919017371736544" calcext:value-type="float">
            <text:p>0.919017371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8.970029619977" calcext:value-type="float">
            <text:p>318.97002962</text:p>
          </table:table-cell>
          <table:table-cell office:value-type="float" office:value="0.943545810887249" calcext:value-type="float">
            <text:p>0.943545810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28.67042825078" calcext:value-type="float">
            <text:p>1528.6704282508</text:p>
          </table:table-cell>
          <table:table-cell office:value-type="float" office:value="0.822567505860379" calcext:value-type="float">
            <text:p>0.822567505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3.59219517209" calcext:value-type="float">
            <text:p>1023.5921951721</text:p>
          </table:table-cell>
          <table:table-cell office:value-type="float" office:value="0.92933288361956" calcext:value-type="float">
            <text:p>0.92933288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8.80174080391" calcext:value-type="float">
            <text:p>1948.8017408039</text:p>
          </table:table-cell>
          <table:table-cell office:value-type="float" office:value="0.918599908708147" calcext:value-type="float">
            <text:p>0.918599908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7.990935849297" calcext:value-type="float">
            <text:p>337.9909358493</text:p>
          </table:table-cell>
          <table:table-cell office:value-type="float" office:value="0.942815717196484" calcext:value-type="float">
            <text:p>0.942815717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97.26831858694" calcext:value-type="float">
            <text:p>1597.2683185869</text:p>
          </table:table-cell>
          <table:table-cell office:value-type="float" office:value="0.810158819552271" calcext:value-type="float">
            <text:p>0.810158819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1.64583211726" calcext:value-type="float">
            <text:p>1041.6458321173</text:p>
          </table:table-cell>
          <table:table-cell office:value-type="float" office:value="0.929382608054222" calcext:value-type="float">
            <text:p>0.92938260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8.42995126136" calcext:value-type="float">
            <text:p>2068.4299512614</text:p>
          </table:table-cell>
          <table:table-cell office:value-type="float" office:value="0.918136003648174" calcext:value-type="float">
            <text:p>0.918136003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687953405354" calcext:value-type="float">
            <text:p>354.6879534054</text:p>
          </table:table-cell>
          <table:table-cell office:value-type="float" office:value="0.942177855834898" calcext:value-type="float">
            <text:p>0.94217785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2.28786602187" calcext:value-type="float">
            <text:p>1822.2878660219</text:p>
          </table:table-cell>
          <table:table-cell office:value-type="float" office:value="0.779441042661177" calcext:value-type="float">
            <text:p>0.779441042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5.3594029753" calcext:value-type="float">
            <text:p>1355.3594029753</text:p>
          </table:table-cell>
          <table:table-cell office:value-type="float" office:value="0.931373511080653" calcext:value-type="float">
            <text:p>0.93137351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2.17758081113" calcext:value-type="float">
            <text:p>2162.1775808111</text:p>
          </table:table-cell>
          <table:table-cell office:value-type="float" office:value="0.917873841547202" calcext:value-type="float">
            <text:p>0.917873841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378131179808" calcext:value-type="float">
            <text:p>377.3781311798</text:p>
          </table:table-cell>
          <table:table-cell office:value-type="float" office:value="0.940368779285822" calcext:value-type="float">
            <text:p>0.940368779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0.70263448406" calcext:value-type="float">
            <text:p>1750.7026344841</text:p>
          </table:table-cell>
          <table:table-cell office:value-type="float" office:value="0.845888394258272" calcext:value-type="float">
            <text:p>0.845888394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9725437981" calcext:value-type="float">
            <text:p>1030.9725437981</text:p>
          </table:table-cell>
          <table:table-cell office:value-type="float" office:value="0.932742817595204" calcext:value-type="float">
            <text:p>0.93274281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4.35383777567" calcext:value-type="float">
            <text:p>2394.3538377757</text:p>
          </table:table-cell>
          <table:table-cell office:value-type="float" office:value="0.915920384073284" calcext:value-type="float">
            <text:p>0.915920384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677222388181" calcext:value-type="float">
            <text:p>398.6772223882</text:p>
          </table:table-cell>
          <table:table-cell office:value-type="float" office:value="0.939859729765077" calcext:value-type="float">
            <text:p>0.939859729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43356031646" calcext:value-type="float">
            <text:p>2033.4335603165</text:p>
          </table:table-cell>
          <table:table-cell office:value-type="float" office:value="0.862615996454735" calcext:value-type="float">
            <text:p>0.862615996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7.74227473583" calcext:value-type="float">
            <text:p>1767.7422747358</text:p>
          </table:table-cell>
          <table:table-cell office:value-type="float" office:value="0.921264681848701" calcext:value-type="float">
            <text:p>0.92126468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31.20754163596" calcext:value-type="float">
            <text:p>2531.207541636</text:p>
          </table:table-cell>
          <table:table-cell office:value-type="float" office:value="0.915646229301122" calcext:value-type="float">
            <text:p>0.915646229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616121102527" calcext:value-type="float">
            <text:p>419.6161211025</text:p>
          </table:table-cell>
          <table:table-cell office:value-type="float" office:value="0.939065303149278" calcext:value-type="float">
            <text:p>0.939065303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05249579376" calcext:value-type="float">
            <text:p>1926.0524957938</text:p>
          </table:table-cell>
          <table:table-cell office:value-type="float" office:value="0.860110082824865" calcext:value-type="float">
            <text:p>0.860110082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4103727304" calcext:value-type="float">
            <text:p>1066.641037273</text:p>
          </table:table-cell>
          <table:table-cell office:value-type="float" office:value="0.929707156048637" calcext:value-type="float">
            <text:p>0.929707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3.1946534395" calcext:value-type="float">
            <text:p>2633.1946534395</text:p>
          </table:table-cell>
          <table:table-cell office:value-type="float" office:value="0.915381968750239" calcext:value-type="float">
            <text:p>0.91538196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19191233645" calcext:value-type="float">
            <text:p>439.1919123365</text:p>
          </table:table-cell>
          <table:table-cell office:value-type="float" office:value="0.93850544868696" calcext:value-type="float">
            <text:p>0.93850544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07.06456021367" calcext:value-type="float">
            <text:p>2207.0645602137</text:p>
          </table:table-cell>
          <table:table-cell office:value-type="float" office:value="0.770158829029637" calcext:value-type="float">
            <text:p>0.7701588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3.01142565716" calcext:value-type="float">
            <text:p>1643.0114256572</text:p>
          </table:table-cell>
          <table:table-cell office:value-type="float" office:value="0.924597576145182" calcext:value-type="float">
            <text:p>0.92459757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3"/>
          <table:table-cell office:value-type="string" calcext:value-type="string">
            <text:p>Last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65861413546" calcext:value-type="float">
            <text:p>222.9658614135</text:p>
          </table:table-cell>
          <table:table-cell office:value-type="float" office:value="0.889421061250178" calcext:value-type="float">
            <text:p>0.8894210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8235830891487" calcext:value-type="float">
            <text:p>49.8235830891</text:p>
          </table:table-cell>
          <table:table-cell office:value-type="float" office:value="0.925311506262712" calcext:value-type="float">
            <text:p>0.92531150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4.194285009707" calcext:value-type="float">
            <text:p>194.1942850097</text:p>
          </table:table-cell>
          <table:table-cell office:value-type="float" office:value="0.864314753473227" calcext:value-type="float">
            <text:p>0.86431475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16332597652" calcext:value-type="float">
            <text:p>112.2163325977</text:p>
          </table:table-cell>
          <table:table-cell office:value-type="float" office:value="0.898660590881826" calcext:value-type="float">
            <text:p>0.8986605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633274137169" calcext:value-type="float">
            <text:p>342.6332741372</text:p>
          </table:table-cell>
          <table:table-cell office:value-type="float" office:value="0.879553715251786" calcext:value-type="float">
            <text:p>0.87955371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329647993071" calcext:value-type="float">
            <text:p>74.9329647993</text:p>
          </table:table-cell>
          <table:table-cell office:value-type="float" office:value="0.914659015163208" calcext:value-type="float">
            <text:p>0.91465901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0.30394747122" calcext:value-type="float">
            <text:p>300.3039474712</text:p>
          </table:table-cell>
          <table:table-cell office:value-type="float" office:value="0.82256886137445" calcext:value-type="float">
            <text:p>0.8225688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248599476119" calcext:value-type="float">
            <text:p>171.2485994761</text:p>
          </table:table-cell>
          <table:table-cell office:value-type="float" office:value="0.888537798538033" calcext:value-type="float">
            <text:p>0.88853779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871232830492" calcext:value-type="float">
            <text:p>490.8712328305</text:p>
          </table:table-cell>
          <table:table-cell office:value-type="float" office:value="0.871691841895265" calcext:value-type="float">
            <text:p>0.87169184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45512032516" calcext:value-type="float">
            <text:p>100.9455120325</text:p>
          </table:table-cell>
          <table:table-cell office:value-type="float" office:value="0.906909374041891" calcext:value-type="float">
            <text:p>0.9069093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5.355918981345" calcext:value-type="float">
            <text:p>395.3559189813</text:p>
          </table:table-cell>
          <table:table-cell office:value-type="float" office:value="0.839595929151098" calcext:value-type="float">
            <text:p>0.83959592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13832202998" calcext:value-type="float">
            <text:p>223.113832203</text:p>
          </table:table-cell>
          <table:table-cell office:value-type="float" office:value="0.881353342262066" calcext:value-type="float">
            <text:p>0.88135334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975044277254" calcext:value-type="float">
            <text:p>620.9750442773</text:p>
          </table:table-cell>
          <table:table-cell office:value-type="float" office:value="0.867134898667723" calcext:value-type="float">
            <text:p>0.86713489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34784531001" calcext:value-type="float">
            <text:p>122.734784531</text:p>
          </table:table-cell>
          <table:table-cell office:value-type="float" office:value="0.900831298660933" calcext:value-type="float">
            <text:p>0.90083129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4.179995166849" calcext:value-type="float">
            <text:p>514.1799951669</text:p>
          </table:table-cell>
          <table:table-cell office:value-type="float" office:value="0.785513448794573" calcext:value-type="float">
            <text:p>0.78551344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3.684357886373" calcext:value-type="float">
            <text:p>333.6843578864</text:p>
          </table:table-cell>
          <table:table-cell office:value-type="float" office:value="0.877722846345517" calcext:value-type="float">
            <text:p>0.87772284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7.414835604328" calcext:value-type="float">
            <text:p>737.4148356043</text:p>
          </table:table-cell>
          <table:table-cell office:value-type="float" office:value="0.864160890487153" calcext:value-type="float">
            <text:p>0.86416089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6744607497" calcext:value-type="float">
            <text:p>144.167446075</text:p>
          </table:table-cell>
          <table:table-cell office:value-type="float" office:value="0.895982196800982" calcext:value-type="float">
            <text:p>0.89598219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7.432410810137" calcext:value-type="float">
            <text:p>637.4324108101</text:p>
          </table:table-cell>
          <table:table-cell office:value-type="float" office:value="0.806108621414938" calcext:value-type="float">
            <text:p>0.80610862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063303384683" calcext:value-type="float">
            <text:p>410.0633033847</text:p>
          </table:table-cell>
          <table:table-cell office:value-type="float" office:value="0.869477238558147" calcext:value-type="float">
            <text:p>0.86947723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3.044809267781" calcext:value-type="float">
            <text:p>883.0448092678</text:p>
          </table:table-cell>
          <table:table-cell office:value-type="float" office:value="0.861135792544764" calcext:value-type="float">
            <text:p>0.86113579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39628044959" calcext:value-type="float">
            <text:p>167.439628045</text:p>
          </table:table-cell>
          <table:table-cell office:value-type="float" office:value="0.89245812695876" calcext:value-type="float">
            <text:p>0.89245812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19.707414014587" calcext:value-type="float">
            <text:p>719.7074140146</text:p>
          </table:table-cell>
          <table:table-cell office:value-type="float" office:value="0.796013574361016" calcext:value-type="float">
            <text:p>0.79601357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4.085714804046" calcext:value-type="float">
            <text:p>454.085714804</text:p>
          </table:table-cell>
          <table:table-cell office:value-type="float" office:value="0.864305451757354" calcext:value-type="float">
            <text:p>0.86430545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3.58253040318" calcext:value-type="float">
            <text:p>1073.5825304032</text:p>
          </table:table-cell>
          <table:table-cell office:value-type="float" office:value="0.857271012694069" calcext:value-type="float">
            <text:p>0.857271012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0.975166131758" calcext:value-type="float">
            <text:p>190.9751661318</text:p>
          </table:table-cell>
          <table:table-cell office:value-type="float" office:value="0.889184437758756" calcext:value-type="float">
            <text:p>0.88918443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69.672482782436" calcext:value-type="float">
            <text:p>869.6724827824</text:p>
          </table:table-cell>
          <table:table-cell office:value-type="float" office:value="0.809818615568675" calcext:value-type="float">
            <text:p>0.80981861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7.03295067188" calcext:value-type="float">
            <text:p>617.0329506719</text:p>
          </table:table-cell>
          <table:table-cell office:value-type="float" office:value="0.865725750667852" calcext:value-type="float">
            <text:p>0.86572575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0.18723698889" calcext:value-type="float">
            <text:p>1240.1872369889</text:p>
          </table:table-cell>
          <table:table-cell office:value-type="float" office:value="0.848962070053881" calcext:value-type="float">
            <text:p>0.848962070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678465126549" calcext:value-type="float">
            <text:p>212.6784651265</text:p>
          </table:table-cell>
          <table:table-cell office:value-type="float" office:value="0.886272807741504" calcext:value-type="float">
            <text:p>0.88627280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69.273163563261" calcext:value-type="float">
            <text:p>869.2731635633</text:p>
          </table:table-cell>
          <table:table-cell office:value-type="float" office:value="0.803407270386767" calcext:value-type="float">
            <text:p>0.80340727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4.967433388796" calcext:value-type="float">
            <text:p>504.9674333888</text:p>
          </table:table-cell>
          <table:table-cell office:value-type="float" office:value="0.864658593897373" calcext:value-type="float">
            <text:p>0.86465859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6.69145412367" calcext:value-type="float">
            <text:p>1356.6914541237</text:p>
          </table:table-cell>
          <table:table-cell office:value-type="float" office:value="0.847163111048035" calcext:value-type="float">
            <text:p>0.8471631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434505173005" calcext:value-type="float">
            <text:p>236.434505173</text:p>
          </table:table-cell>
          <table:table-cell office:value-type="float" office:value="0.88390581961038" calcext:value-type="float">
            <text:p>0.88390581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7.77239598506" calcext:value-type="float">
            <text:p>1037.7723959851</text:p>
          </table:table-cell>
          <table:table-cell office:value-type="float" office:value="0.744436276704286" calcext:value-type="float">
            <text:p>0.74443627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2.832245470952" calcext:value-type="float">
            <text:p>732.832245471</text:p>
          </table:table-cell>
          <table:table-cell office:value-type="float" office:value="0.864099760228059" calcext:value-type="float">
            <text:p>0.86409976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8.46921465716" calcext:value-type="float">
            <text:p>1488.4692146572</text:p>
          </table:table-cell>
          <table:table-cell office:value-type="float" office:value="0.845220405566076" calcext:value-type="float">
            <text:p>0.845220405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90203177" calcext:value-type="float">
            <text:p>259.0390203177</text:p>
          </table:table-cell>
          <table:table-cell office:value-type="float" office:value="0.881763895021347" calcext:value-type="float">
            <text:p>0.88176389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48.26133691737" calcext:value-type="float">
            <text:p>1148.2613369174</text:p>
          </table:table-cell>
          <table:table-cell office:value-type="float" office:value="0.767096755616637" calcext:value-type="float">
            <text:p>0.767096755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5.091728099706" calcext:value-type="float">
            <text:p>675.0917280997</text:p>
          </table:table-cell>
          <table:table-cell office:value-type="float" office:value="0.859743833679333" calcext:value-type="float">
            <text:p>0.85974383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84237889" calcext:value-type="float">
            <text:p>1612.884237889</text:p>
          </table:table-cell>
          <table:table-cell office:value-type="float" office:value="0.843428099617969" calcext:value-type="float">
            <text:p>0.843428099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20604943165" calcext:value-type="float">
            <text:p>278.8206049432</text:p>
          </table:table-cell>
          <table:table-cell office:value-type="float" office:value="0.880145513273187" calcext:value-type="float">
            <text:p>0.88014551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16.48226433763" calcext:value-type="float">
            <text:p>1316.4822643376</text:p>
          </table:table-cell>
          <table:table-cell office:value-type="float" office:value="0.746784865851623" calcext:value-type="float">
            <text:p>0.746784865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68.862268016544" calcext:value-type="float">
            <text:p>968.8622680165</text:p>
          </table:table-cell>
          <table:table-cell office:value-type="float" office:value="0.855615935218631" calcext:value-type="float">
            <text:p>0.85561593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7.69416053945" calcext:value-type="float">
            <text:p>1737.6941605395</text:p>
          </table:table-cell>
          <table:table-cell office:value-type="float" office:value="0.84186096204168" calcext:value-type="float">
            <text:p>0.84186096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420626360883" calcext:value-type="float">
            <text:p>300.4206263609</text:p>
          </table:table-cell>
          <table:table-cell office:value-type="float" office:value="0.878329278517126" calcext:value-type="float">
            <text:p>0.878329278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3.88601574278" calcext:value-type="float">
            <text:p>1363.8860157428</text:p>
          </table:table-cell>
          <table:table-cell office:value-type="float" office:value="0.74788405766181" calcext:value-type="float">
            <text:p>0.747884057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70.723541586952" calcext:value-type="float">
            <text:p>770.723541587</text:p>
          </table:table-cell>
          <table:table-cell office:value-type="float" office:value="0.858623872305995" calcext:value-type="float">
            <text:p>0.85862387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86930864667" calcext:value-type="float">
            <text:p>1831.8693086467</text:p>
          </table:table-cell>
          <table:table-cell office:value-type="float" office:value="0.841214359318948" calcext:value-type="float">
            <text:p>0.841214359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16453628614" calcext:value-type="float">
            <text:p>319.0164536286</text:p>
          </table:table-cell>
          <table:table-cell office:value-type="float" office:value="0.877031722686625" calcext:value-type="float">
            <text:p>0.877031722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28.17723785593" calcext:value-type="float">
            <text:p>1528.1772378559</text:p>
          </table:table-cell>
          <table:table-cell office:value-type="float" office:value="0.750948248202601" calcext:value-type="float">
            <text:p>0.750948248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3.29356638286" calcext:value-type="float">
            <text:p>1023.2935663829</text:p>
          </table:table-cell>
          <table:table-cell office:value-type="float" office:value="0.851613939733593" calcext:value-type="float">
            <text:p>0.851613939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9.00068213374" calcext:value-type="float">
            <text:p>1949.0006821337</text:p>
          </table:table-cell>
          <table:table-cell office:value-type="float" office:value="0.840606126569735" calcext:value-type="float">
            <text:p>0.840606126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20076256373" calcext:value-type="float">
            <text:p>338.0200762564</text:p>
          </table:table-cell>
          <table:table-cell office:value-type="float" office:value="0.875765198797385" calcext:value-type="float">
            <text:p>0.875765198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92.26295476171" calcext:value-type="float">
            <text:p>1592.2629547617</text:p>
          </table:table-cell>
          <table:table-cell office:value-type="float" office:value="0.741515987999777" calcext:value-type="float">
            <text:p>0.74151598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34.94581699032" calcext:value-type="float">
            <text:p>1034.9458169903</text:p>
          </table:table-cell>
          <table:table-cell office:value-type="float" office:value="0.852800353719308" calcext:value-type="float">
            <text:p>0.85280035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8.13748263528" calcext:value-type="float">
            <text:p>2068.1374826353</text:p>
          </table:table-cell>
          <table:table-cell office:value-type="float" office:value="0.839940383874498" calcext:value-type="float">
            <text:p>0.839940383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729735816707" calcext:value-type="float">
            <text:p>354.7297358167</text:p>
          </table:table-cell>
          <table:table-cell office:value-type="float" office:value="0.874563735497472" calcext:value-type="float">
            <text:p>0.87456373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74678703906" calcext:value-type="float">
            <text:p>1823.7467870391</text:p>
          </table:table-cell>
          <table:table-cell office:value-type="float" office:value="0.708119004486012" calcext:value-type="float">
            <text:p>0.70811900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4.93417294386" calcext:value-type="float">
            <text:p>1354.9341729439</text:p>
          </table:table-cell>
          <table:table-cell office:value-type="float" office:value="0.855474865307384" calcext:value-type="float">
            <text:p>0.855474865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2.12834598597" calcext:value-type="float">
            <text:p>2162.128345986</text:p>
          </table:table-cell>
          <table:table-cell office:value-type="float" office:value="0.839473027680551" calcext:value-type="float">
            <text:p>0.839473027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416089984575" calcext:value-type="float">
            <text:p>377.4160899846</text:p>
          </table:table-cell>
          <table:table-cell office:value-type="float" office:value="0.871790358014319" calcext:value-type="float">
            <text:p>0.87179035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48.96347201357" calcext:value-type="float">
            <text:p>1748.9634720136</text:p>
          </table:table-cell>
          <table:table-cell office:value-type="float" office:value="0.778231547311911" calcext:value-type="float">
            <text:p>0.7782315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3942390785" calcext:value-type="float">
            <text:p>1030.1394239079</text:p>
          </table:table-cell>
          <table:table-cell office:value-type="float" office:value="0.858557519400736" calcext:value-type="float">
            <text:p>0.85855751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3.54422046313" calcext:value-type="float">
            <text:p>2393.5442204631</text:p>
          </table:table-cell>
          <table:table-cell office:value-type="float" office:value="0.836178373157843" calcext:value-type="float">
            <text:p>0.83617837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744080349711" calcext:value-type="float">
            <text:p>398.7440803497</text:p>
          </table:table-cell>
          <table:table-cell office:value-type="float" office:value="0.870839716816732" calcext:value-type="float">
            <text:p>0.870839716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4.58296983524" calcext:value-type="float">
            <text:p>2034.5829698353</text:p>
          </table:table-cell>
          <table:table-cell office:value-type="float" office:value="0.790180796152218" calcext:value-type="float">
            <text:p>0.790180796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7.94188454162" calcext:value-type="float">
            <text:p>1767.9418845416</text:p>
          </table:table-cell>
          <table:table-cell office:value-type="float" office:value="0.842661647479294" calcext:value-type="float">
            <text:p>0.842661647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30.26127001935" calcext:value-type="float">
            <text:p>2530.2612700194</text:p>
          </table:table-cell>
          <table:table-cell office:value-type="float" office:value="0.83571456777681" calcext:value-type="float">
            <text:p>0.835714567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67275332033" calcext:value-type="float">
            <text:p>419.6727533203</text:p>
          </table:table-cell>
          <table:table-cell office:value-type="float" office:value="0.869583091359313" calcext:value-type="float">
            <text:p>0.869583091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5.55024070578" calcext:value-type="float">
            <text:p>1925.5502407058</text:p>
          </table:table-cell>
          <table:table-cell office:value-type="float" office:value="0.789184603028272" calcext:value-type="float">
            <text:p>0.7891846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5.95084112642" calcext:value-type="float">
            <text:p>1065.9508411264</text:p>
          </table:table-cell>
          <table:table-cell office:value-type="float" office:value="0.854583119563599" calcext:value-type="float">
            <text:p>0.85458311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35410714841" calcext:value-type="float">
            <text:p>2631.3541071484</text:p>
          </table:table-cell>
          <table:table-cell office:value-type="float" office:value="0.835383359996057" calcext:value-type="float">
            <text:p>0.835383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24496877708" calcext:value-type="float">
            <text:p>439.2449687771</text:p>
          </table:table-cell>
          <table:table-cell office:value-type="float" office:value="0.868725501744001" calcext:value-type="float">
            <text:p>0.868725501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06.6939181572" calcext:value-type="float">
            <text:p>2206.6939181572</text:p>
          </table:table-cell>
          <table:table-cell office:value-type="float" office:value="0.698095683560016" calcext:value-type="float">
            <text:p>0.69809568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0.16489408177" calcext:value-type="float">
            <text:p>1640.1648940818</text:p>
          </table:table-cell>
          <table:table-cell office:value-type="float" office:value="0.844141526012097" calcext:value-type="float">
            <text:p>0.8441415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3"/>
          <table:table-cell office:value-type="string" calcext:value-type="string">
            <text:p>Last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3.665723129757" calcext:value-type="float">
            <text:p>223.6657231298</text:p>
          </table:table-cell>
          <table:table-cell office:value-type="float" office:value="0.421099891219548" calcext:value-type="float">
            <text:p>0.42109989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11219828073" calcext:value-type="float">
            <text:p>49.9411219828</text:p>
          </table:table-cell>
          <table:table-cell office:value-type="float" office:value="0.562104856737883" calcext:value-type="float">
            <text:p>0.56210485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3.938175045043" calcext:value-type="float">
            <text:p>193.938175045</text:p>
          </table:table-cell>
          <table:table-cell office:value-type="float" office:value="0.419975761834837" calcext:value-type="float">
            <text:p>0.41997576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147335475732" calcext:value-type="float">
            <text:p>112.1473354757</text:p>
          </table:table-cell>
          <table:table-cell office:value-type="float" office:value="0.457589008779107" calcext:value-type="float">
            <text:p>0.4575890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3.41864532103" calcext:value-type="float">
            <text:p>343.418645321</text:p>
          </table:table-cell>
          <table:table-cell office:value-type="float" office:value="0.38389762237344" calcext:value-type="float">
            <text:p>0.383897622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730441650037" calcext:value-type="float">
            <text:p>74.973044165</text:p>
          </table:table-cell>
          <table:table-cell office:value-type="float" office:value="0.520560521471719" calcext:value-type="float">
            <text:p>0.52056052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5.350907024646" calcext:value-type="float">
            <text:p>305.3509070246</text:p>
          </table:table-cell>
          <table:table-cell office:value-type="float" office:value="0.349518726341801" calcext:value-type="float">
            <text:p>0.34951872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950130386729" calcext:value-type="float">
            <text:p>176.9501303867</text:p>
          </table:table-cell>
          <table:table-cell office:value-type="float" office:value="0.416667575914525" calcext:value-type="float">
            <text:p>0.41666757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2.640062373425" calcext:value-type="float">
            <text:p>492.6400623734</text:p>
          </table:table-cell>
          <table:table-cell office:value-type="float" office:value="0.345028636371925" calcext:value-type="float">
            <text:p>0.34502863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26436122732" calcext:value-type="float">
            <text:p>101.2264361227</text:p>
          </table:table-cell>
          <table:table-cell office:value-type="float" office:value="0.49204639452338" calcext:value-type="float">
            <text:p>0.49204639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3.574846121079" calcext:value-type="float">
            <text:p>393.5748461211</text:p>
          </table:table-cell>
          <table:table-cell office:value-type="float" office:value="0.349553720512015" calcext:value-type="float">
            <text:p>0.34955372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1.211700579807" calcext:value-type="float">
            <text:p>221.2117005798</text:p>
          </table:table-cell>
          <table:table-cell office:value-type="float" office:value="0.383301014747741" calcext:value-type="float">
            <text:p>0.3833010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1.072027785397" calcext:value-type="float">
            <text:p>621.0720277854</text:p>
          </table:table-cell>
          <table:table-cell office:value-type="float" office:value="0.329784485636889" calcext:value-type="float">
            <text:p>0.32978448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250212168282" calcext:value-type="float">
            <text:p>122.2502121683</text:p>
          </table:table-cell>
          <table:table-cell office:value-type="float" office:value="0.469410344937912" calcext:value-type="float">
            <text:p>0.46941034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20.233863681623" calcext:value-type="float">
            <text:p>520.2338636816</text:p>
          </table:table-cell>
          <table:table-cell office:value-type="float" office:value="0.298836684531446" calcext:value-type="float">
            <text:p>0.29883668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22633245233" calcext:value-type="float">
            <text:p>345.2226332452</text:p>
          </table:table-cell>
          <table:table-cell office:value-type="float" office:value="0.380538067839961" calcext:value-type="float">
            <text:p>0.38053806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4.334317575536" calcext:value-type="float">
            <text:p>734.3343175755</text:p>
          </table:table-cell>
          <table:table-cell office:value-type="float" office:value="0.318271772379345" calcext:value-type="float">
            <text:p>0.31827177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3.682637285062" calcext:value-type="float">
            <text:p>143.6826372851</text:p>
          </table:table-cell>
          <table:table-cell office:value-type="float" office:value="0.448929090630002" calcext:value-type="float">
            <text:p>0.44892909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2.2488273518" calcext:value-type="float">
            <text:p>642.2488273518</text:p>
          </table:table-cell>
          <table:table-cell office:value-type="float" office:value="0.269638717264963" calcext:value-type="float">
            <text:p>0.269638717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9.210409125726" calcext:value-type="float">
            <text:p>419.2104091257</text:p>
          </table:table-cell>
          <table:table-cell office:value-type="float" office:value="0.329056623882622" calcext:value-type="float">
            <text:p>0.32905662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7.334442812462" calcext:value-type="float">
            <text:p>877.3344428125</text:p>
          </table:table-cell>
          <table:table-cell office:value-type="float" office:value="0.307575442961077" calcext:value-type="float">
            <text:p>0.30757544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702820937585" calcext:value-type="float">
            <text:p>167.7028209376</text:p>
          </table:table-cell>
          <table:table-cell office:value-type="float" office:value="0.435736741696673" calcext:value-type="float">
            <text:p>0.435736741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8.674353851626" calcext:value-type="float">
            <text:p>738.6743538516</text:p>
          </table:table-cell>
          <table:table-cell office:value-type="float" office:value="0.278054379947879" calcext:value-type="float">
            <text:p>0.278054379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9.848149362907" calcext:value-type="float">
            <text:p>479.8481493629</text:p>
          </table:table-cell>
          <table:table-cell office:value-type="float" office:value="0.308104605583043" calcext:value-type="float">
            <text:p>0.30810460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3.12906846159" calcext:value-type="float">
            <text:p>1033.1290684616</text:p>
          </table:table-cell>
          <table:table-cell office:value-type="float" office:value="0.291652919025191" calcext:value-type="float">
            <text:p>0.2916529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0.827903316842" calcext:value-type="float">
            <text:p>190.8279033168</text:p>
          </table:table-cell>
          <table:table-cell office:value-type="float" office:value="0.421928059778191" calcext:value-type="float">
            <text:p>0.421928059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73.492521058432" calcext:value-type="float">
            <text:p>873.4925210584</text:p>
          </table:table-cell>
          <table:table-cell office:value-type="float" office:value="0.280747146943344" calcext:value-type="float">
            <text:p>0.280747146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1.715160157548" calcext:value-type="float">
            <text:p>621.7151601575</text:p>
          </table:table-cell>
          <table:table-cell office:value-type="float" office:value="0.311196318306674" calcext:value-type="float">
            <text:p>0.31119631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14.95184861281" calcext:value-type="float">
            <text:p>1214.9518486128</text:p>
          </table:table-cell>
          <table:table-cell office:value-type="float" office:value="0.279578173148396" calcext:value-type="float">
            <text:p>0.27957817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339020389073" calcext:value-type="float">
            <text:p>212.3390203891</text:p>
          </table:table-cell>
          <table:table-cell office:value-type="float" office:value="0.410695699783258" calcext:value-type="float">
            <text:p>0.410695699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97.079590462961" calcext:value-type="float">
            <text:p>897.079590463</text:p>
          </table:table-cell>
          <table:table-cell office:value-type="float" office:value="0.269099605428709" calcext:value-type="float">
            <text:p>0.269099605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6.201184723197" calcext:value-type="float">
            <text:p>536.2011847232</text:p>
          </table:table-cell>
          <table:table-cell office:value-type="float" office:value="0.319010179030995" calcext:value-type="float">
            <text:p>0.319010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28.03798321098" calcext:value-type="float">
            <text:p>1328.037983211</text:p>
          </table:table-cell>
          <table:table-cell office:value-type="float" office:value="0.275062206252385" calcext:value-type="float">
            <text:p>0.27506220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148553284706" calcext:value-type="float">
            <text:p>236.1485532847</text:p>
          </table:table-cell>
          <table:table-cell office:value-type="float" office:value="0.400413638011334" calcext:value-type="float">
            <text:p>0.4004136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2.30095312893" calcext:value-type="float">
            <text:p>1032.3009531289</text:p>
          </table:table-cell>
          <table:table-cell office:value-type="float" office:value="0.231761124045416" calcext:value-type="float">
            <text:p>0.23176112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0.926032061061" calcext:value-type="float">
            <text:p>730.9260320611</text:p>
          </table:table-cell>
          <table:table-cell office:value-type="float" office:value="0.325793435068218" calcext:value-type="float">
            <text:p>0.32579343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09.34661688972" calcext:value-type="float">
            <text:p>1509.3466168897</text:p>
          </table:table-cell>
          <table:table-cell office:value-type="float" office:value="0.264670534073718" calcext:value-type="float">
            <text:p>0.264670534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440801322744" calcext:value-type="float">
            <text:p>260.4408013227</text:p>
          </table:table-cell>
          <table:table-cell office:value-type="float" office:value="0.389541660719067" calcext:value-type="float">
            <text:p>0.389541660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45.70483577949" calcext:value-type="float">
            <text:p>1145.7048357795</text:p>
          </table:table-cell>
          <table:table-cell office:value-type="float" office:value="0.252612800170847" calcext:value-type="float">
            <text:p>0.252612800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539377124136" calcext:value-type="float">
            <text:p>681.5393771241</text:p>
          </table:table-cell>
          <table:table-cell office:value-type="float" office:value="0.305671620651237" calcext:value-type="float">
            <text:p>0.30567162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35.09727307336" calcext:value-type="float">
            <text:p>1635.0972730734</text:p>
          </table:table-cell>
          <table:table-cell office:value-type="float" office:value="0.26012688635887" calcext:value-type="float">
            <text:p>0.26012688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80.412163912931" calcext:value-type="float">
            <text:p>280.4121639129</text:p>
          </table:table-cell>
          <table:table-cell office:value-type="float" office:value="0.383729824043889" calcext:value-type="float">
            <text:p>0.38372982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27.86149431141" calcext:value-type="float">
            <text:p>1327.8614943114</text:p>
          </table:table-cell>
          <table:table-cell office:value-type="float" office:value="0.22821699346882" calcext:value-type="float">
            <text:p>0.228216993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98.874214630484" calcext:value-type="float">
            <text:p>998.8742146305</text:p>
          </table:table-cell>
          <table:table-cell office:value-type="float" office:value="0.271474528264129" calcext:value-type="float">
            <text:p>0.27147452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8.58199051866" calcext:value-type="float">
            <text:p>1738.5819905187</text:p>
          </table:table-cell>
          <table:table-cell office:value-type="float" office:value="0.257356249258099" calcext:value-type="float">
            <text:p>0.257356249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78293581572" calcext:value-type="float">
            <text:p>300.7829358157</text:p>
          </table:table-cell>
          <table:table-cell office:value-type="float" office:value="0.376646215435552" calcext:value-type="float">
            <text:p>0.376646215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48.95153528219" calcext:value-type="float">
            <text:p>1348.9515352822</text:p>
          </table:table-cell>
          <table:table-cell office:value-type="float" office:value="0.207210497424652" calcext:value-type="float">
            <text:p>0.207210497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74.172523771353" calcext:value-type="float">
            <text:p>774.1725237714</text:p>
          </table:table-cell>
          <table:table-cell office:value-type="float" office:value="0.292456844599541" calcext:value-type="float">
            <text:p>0.29245684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2.96667044227" calcext:value-type="float">
            <text:p>1832.9666704423</text:p>
          </table:table-cell>
          <table:table-cell office:value-type="float" office:value="0.255361759003401" calcext:value-type="float">
            <text:p>0.25536175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29074605335" calcext:value-type="float">
            <text:p>319.2907460534</text:p>
          </table:table-cell>
          <table:table-cell office:value-type="float" office:value="0.371182850921313" calcext:value-type="float">
            <text:p>0.371182850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33.34250259142" calcext:value-type="float">
            <text:p>1533.3425025914</text:p>
          </table:table-cell>
          <table:table-cell office:value-type="float" office:value="0.201576117814169" calcext:value-type="float">
            <text:p>0.201576117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8.43798332093" calcext:value-type="float">
            <text:p>1038.4379833209</text:p>
          </table:table-cell>
          <table:table-cell office:value-type="float" office:value="0.248974712147424" calcext:value-type="float">
            <text:p>0.24897471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53.51344815297" calcext:value-type="float">
            <text:p>1953.513448153</text:p>
          </table:table-cell>
          <table:table-cell office:value-type="float" office:value="0.253213599326462" calcext:value-type="float">
            <text:p>0.253213599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453228182286" calcext:value-type="float">
            <text:p>338.4532281823</text:p>
          </table:table-cell>
          <table:table-cell office:value-type="float" office:value="0.365929294136197" calcext:value-type="float">
            <text:p>0.365929294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642.60475847849" calcext:value-type="float">
            <text:p>1642.6047584785</text:p>
          </table:table-cell>
          <table:table-cell office:value-type="float" office:value="0.21414883275826" calcext:value-type="float">
            <text:p>0.214148832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115.15559793709" calcext:value-type="float">
            <text:p>1115.1555979371</text:p>
          </table:table-cell>
          <table:table-cell office:value-type="float" office:value="0.265748467292334" calcext:value-type="float">
            <text:p>0.26574846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8.33744774815" calcext:value-type="float">
            <text:p>2078.3374477482</text:p>
          </table:table-cell>
          <table:table-cell office:value-type="float" office:value="0.251444112135071" calcext:value-type="float">
            <text:p>0.25144411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988648105842" calcext:value-type="float">
            <text:p>354.9886481058</text:p>
          </table:table-cell>
          <table:table-cell office:value-type="float" office:value="0.361888110813024" calcext:value-type="float">
            <text:p>0.361888110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33.87694352164" calcext:value-type="float">
            <text:p>1833.8769435216</text:p>
          </table:table-cell>
          <table:table-cell office:value-type="float" office:value="0.154509847200721" calcext:value-type="float">
            <text:p>0.154509847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48920477571" calcext:value-type="float">
            <text:p>1357.4892047757</text:p>
          </table:table-cell>
          <table:table-cell office:value-type="float" office:value="0.269858735368708" calcext:value-type="float">
            <text:p>0.26985873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73.61235127109" calcext:value-type="float">
            <text:p>2173.6123512711</text:p>
          </table:table-cell>
          <table:table-cell office:value-type="float" office:value="0.249833122753774" calcext:value-type="float">
            <text:p>0.24983312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0559619534" calcext:value-type="float">
            <text:p>377.0559619534</text:p>
          </table:table-cell>
          <table:table-cell office:value-type="float" office:value="0.351216739823063" calcext:value-type="float">
            <text:p>0.351216739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25.168889485" calcext:value-type="float">
            <text:p>1725.168889485</text:p>
          </table:table-cell>
          <table:table-cell office:value-type="float" office:value="0.25563738523217" calcext:value-type="float">
            <text:p>0.255637385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23.00785760742" calcext:value-type="float">
            <text:p>1023.0078576074</text:p>
          </table:table-cell>
          <table:table-cell office:value-type="float" office:value="0.299464945003529" calcext:value-type="float">
            <text:p>0.2994649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13.72856064945" calcext:value-type="float">
            <text:p>2413.7285606495</text:p>
          </table:table-cell>
          <table:table-cell office:value-type="float" office:value="0.231465697617357" calcext:value-type="float">
            <text:p>0.231465697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45282383442" calcext:value-type="float">
            <text:p>398.4528238344</text:p>
          </table:table-cell>
          <table:table-cell office:value-type="float" office:value="0.347206985536403" calcext:value-type="float">
            <text:p>0.347206985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53.25603947942" calcext:value-type="float">
            <text:p>2053.2560394794</text:p>
          </table:table-cell>
          <table:table-cell office:value-type="float" office:value="0.217715829987926" calcext:value-type="float">
            <text:p>0.2177158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847.91850360518" calcext:value-type="float">
            <text:p>1847.9185036052</text:p>
          </table:table-cell>
          <table:table-cell office:value-type="float" office:value="0.234484485319652" calcext:value-type="float">
            <text:p>0.23448448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36.08515020937" calcext:value-type="float">
            <text:p>2536.0851502094</text:p>
          </table:table-cell>
          <table:table-cell office:value-type="float" office:value="0.225729429580332" calcext:value-type="float">
            <text:p>0.22572942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8.925319212032" calcext:value-type="float">
            <text:p>418.925319212</text:p>
          </table:table-cell>
          <table:table-cell office:value-type="float" office:value="0.34282215390765" calcext:value-type="float">
            <text:p>0.342822153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38.51532149136" calcext:value-type="float">
            <text:p>1938.5153214914</text:p>
          </table:table-cell>
          <table:table-cell office:value-type="float" office:value="0.251979312962171" calcext:value-type="float">
            <text:p>0.25197931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5.16271881085" calcext:value-type="float">
            <text:p>1075.1627188109</text:p>
          </table:table-cell>
          <table:table-cell office:value-type="float" office:value="0.2879905308293" calcext:value-type="float">
            <text:p>0.28799053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4.32700746825" calcext:value-type="float">
            <text:p>2634.3270074683</text:p>
          </table:table-cell>
          <table:table-cell office:value-type="float" office:value="0.224390574747931" calcext:value-type="float">
            <text:p>0.224390574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107000532567" calcext:value-type="float">
            <text:p>439.1070005326</text:p>
          </table:table-cell>
          <table:table-cell office:value-type="float" office:value="0.339263367750225" calcext:value-type="float">
            <text:p>0.339263367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3.77290620113" calcext:value-type="float">
            <text:p>2193.7729062011</text:p>
          </table:table-cell>
          <table:table-cell office:value-type="float" office:value="0.142854699176084" calcext:value-type="float">
            <text:p>0.14285469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38.16498593175" calcext:value-type="float">
            <text:p>1638.1649859318</text:p>
          </table:table-cell>
          <table:table-cell office:value-type="float" office:value="0.231539109083485" calcext:value-type="float">
            <text:p>0.2315391091</text:p>
          </table:table-cell>
        </table:table-row>
      </table:table>
      <table:named-expressions/>
      <table:database-ranges>
        <table:database-range table:name="__Anonymous_Sheet_DB__0" table:target-range-address="'archive set- upto 1000'.A1:'archive set- upto 1000'.A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0:26:35.44648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01:22:02.488978516</meta:creation-date>
    <dc:date>2016-07-05T12:51:22.207238194</dc:date>
    <meta:editing-duration>PT6H14M18S</meta:editing-duration>
    <meta:editing-cycles>5</meta:editing-cycles>
    <meta:generator>LibreOffice/4.2.8.2$Linux_X86_64 LibreOffice_project/420m0$Build-2</meta:generator>
    <meta:document-statistic meta:table-count="1" meta:cell-count="736" meta:object-count="0"/>
  </office:meta>
</office:document-meta>
</file>